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0.874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9.259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9.126cm"/>
    </style:style>
    <style:style style:name="co10" style:family="table-column">
      <style:table-column-properties fo:break-before="auto" style:column-width="11.382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5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transparent"/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/>
      <style:text-properties fo:color="#e6e6e6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22" style:family="table-cell" style:parent-style-name="Default">
      <style:text-properties style:font-name="Arial" style:font-name-asian="Microsoft YaHei" style:font-name-complex="Mangal"/>
    </style:style>
    <style:style style:name="ce23" style:family="table-cell" style:parent-style-name="Default">
      <style:table-cell-properties fo:background-color="transparent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27" style:family="table-cell" style:parent-style-name="Default">
      <style:table-cell-properties fo:wrap-option="no-wrap"/>
      <style:text-properties fo:font-size="9pt" fo:font-weight="normal" style:font-size-asian="9pt" style:font-weight-asian="normal" style:font-size-complex="9pt" style:font-weight-complex="normal" fo:hyphenate="true"/>
    </style:style>
    <style:style style:name="ce2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Visitator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1" table:number-columns-repeated="1019" table:default-cell-style-name="Default"/>
        <table:table-row table:style-name="ro2">
          <table:table-cell table:style-name="ce3" office:value-type="string">
            <text:p>Codice</text:p>
          </table:table-cell>
          <table:table-cell table:style-name="ce3" office:value-type="string">
            <text:p>Caso d'uso</text:p>
          </table:table-cell>
          <table:table-cell table:style-name="ce6" office:value-type="string">
            <text:p>Extend</text:p>
          </table:table-cell>
          <table:table-cell table:style-name="ce6" office:value-type="string">
            <text:p>Include</text:p>
          </table:table-cell>
          <table:table-cell table:style-name="ce8"/>
          <table:table-cell table:number-columns-repeated="2"/>
          <table:table-cell table:style-name="ce3" table:number-columns-repeated="1017"/>
        </table:table-row>
        <table:table-row table:style-name="ro1">
          <table:table-cell table:style-name="ce4" office:value-type="string">
            <text:p>UC.1</text:p>
          </table:table-cell>
          <table:table-cell table:style-name="ce4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UC.1.1</text:p>
          </table:table-cell>
          <table:table-cell table:style-name="ce5" office:value-type="string">
            <text:p>Inserimento dei termini di ricerc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UC.1.2</text:p>
          </table:table-cell>
          <table:table-cell table:style-name="ce5" office:value-type="string">
            <text:p>Selezione dell'accezione di un'etichetta</text:p>
          </table:table-cell>
          <table:table-cell table:formula="of:=[.A3]" office:value-type="string" office:string-value="UC.1.1">
            <text:p>UC.1.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UC.1.3</text:p>
          </table:table-cell>
          <table:table-cell table:style-name="ce5" office:value-type="string">
            <text:p>Selezione dell'ambito di ricerca</text:p>
          </table:table-cell>
          <table:table-cell table:formula="of:=[.A3]" office:value-type="string" office:string-value="UC.1.1">
            <text:p>UC.1.1</text:p>
          </table:table-cell>
          <table:table-cell/>
          <table:table-cell table:style-name="ce10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UC.1.4</text:p>
          </table:table-cell>
          <table:table-cell table:style-name="ce5" office:value-type="string">
            <text:p>Visualizzazione delle entità cercate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5" office:value-type="string">
            <text:p>UC.1.5</text:p>
          </table:table-cell>
          <table:table-cell office:value-type="string">
            <text:p>Eliminazione di un'entità cercata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5" office:value-type="string">
            <text:p>UC.1.6</text:p>
          </table:table-cell>
          <table:table-cell office:value-type="string">
            <text:p>Selezione di un padre dell'entità cercata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5" office:value-type="string">
            <text:p>UC.1.7</text:p>
          </table:table-cell>
          <table:table-cell office:value-type="string">
            <text:p>Selezione di un figlio dell'entità cercata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5" office:value-type="string">
            <text:p>UC.1.8</text:p>
          </table:table-cell>
          <table:table-cell office:value-type="string">
            <text:p>Visualizzazione dei padri di un'entità cercata</text:p>
          </table:table-cell>
          <table:table-cell table:formula="of:=[.A8]" office:value-type="string" office:string-value="UC.1.6">
            <text:p>UC.1.6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5" office:value-type="string">
            <text:p>UC.1.9</text:p>
          </table:table-cell>
          <table:table-cell office:value-type="string">
            <text:p>Visualizzazione dei figli di un'entità cercata</text:p>
          </table:table-cell>
          <table:table-cell table:formula="of:=[.A9]" office:value-type="string" office:string-value="UC.1.7">
            <text:p>UC.1.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string">
            <text:p>UC.2</text:p>
          </table:table-cell>
          <table:table-cell table:style-name="ce4" office:value-type="string">
            <text:p>Raffinamento dei risultati della ricerca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office:value-type="string">
            <text:p>Aggiunta dei contenuti di un tipo</text:p>
          </table:table-cell>
          <table:table-cell table:number-columns-repeated="1022"/>
        </table:table-row>
        <table:table-row table:style-name="ro1">
          <table:table-cell office:value-type="string">
            <text:p>UC.2.2</text:p>
          </table:table-cell>
          <table:table-cell office:value-type="string">
            <text:p>Rimozione dei contenuti di un tipo</text:p>
          </table:table-cell>
          <table:table-cell table:number-columns-repeated="1022"/>
        </table:table-row>
        <table:table-row table:style-name="ro1">
          <table:table-cell office:value-type="string">
            <text:p>UC.2.3</text:p>
          </table:table-cell>
          <table:table-cell office:value-type="string">
            <text:p>Aggiunta dei contenuti pubblicati da un utente</text:p>
          </table:table-cell>
          <table:table-cell table:number-columns-repeated="1022"/>
        </table:table-row>
        <table:table-row table:style-name="ro1">
          <table:table-cell office:value-type="string">
            <text:p>UC.2.4</text:p>
          </table:table-cell>
          <table:table-cell office:value-type="string">
            <text:p>Rimozione dei contenuti pubblicati da un utente</text:p>
          </table:table-cell>
          <table:table-cell table:number-columns-repeated="1022"/>
        </table:table-row>
        <table:table-row table:style-name="ro1">
          <table:table-cell office:value-type="string">
            <text:p>UC.2.5</text:p>
          </table:table-cell>
          <table:table-cell office:value-type="string">
            <text:p>Aggiunta dei contenuti relativi ad un argomento</text:p>
          </table:table-cell>
          <table:table-cell table:number-columns-repeated="1022"/>
        </table:table-row>
        <table:table-row table:style-name="ro1">
          <table:table-cell office:value-type="string">
            <text:p>UC.2.6</text:p>
          </table:table-cell>
          <table:table-cell office:value-type="string">
            <text:p>Rimozione dei contenuti relativi ad un argomento</text:p>
          </table:table-cell>
          <table:table-cell table:number-columns-repeated="1022"/>
        </table:table-row>
        <table:table-row table:style-name="ro1">
          <table:table-cell office:value-type="string">
            <text:p>UC.2.7</text:p>
          </table:table-cell>
          <table:table-cell office:value-type="string">
            <text:p>Aggiunta dei contenuti associati ad un'intenzione</text:p>
          </table:table-cell>
          <table:table-cell table:number-columns-repeated="1022"/>
        </table:table-row>
        <table:table-row table:style-name="ro1">
          <table:table-cell office:value-type="string">
            <text:p>UC.2.8</text:p>
          </table:table-cell>
          <table:table-cell office:value-type="string">
            <text:p>Rimozione dei contenuti associati ad un'intenzione</text:p>
          </table:table-cell>
          <table:table-cell table:number-columns-repeated="1022"/>
        </table:table-row>
        <table:table-row table:style-name="ro1">
          <table:table-cell office:value-type="string">
            <text:p>UC.2.9</text:p>
          </table:table-cell>
          <table:table-cell office:value-type="string">
            <text:p>Aggiunta dei contenuti associati ad un'emozione</text:p>
          </table:table-cell>
          <table:table-cell table:number-columns-repeated="1022"/>
        </table:table-row>
        <table:table-row table:style-name="ro1">
          <table:table-cell office:value-type="string">
            <text:p>UC.2.10</text:p>
          </table:table-cell>
          <table:table-cell office:value-type="string">
            <text:p>Rimozione dei contenuti associati ad un'emozione</text:p>
          </table:table-cell>
          <table:table-cell table:number-columns-repeated="1022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e della data minima di pubblicazione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e della data massima di pubblicazione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e della data di pubblicazione</text:p>
          </table:table-cell>
          <table:table-cell table:number-columns-repeated="1022"/>
        </table:table-row>
        <table:table-row table:style-name="ro1">
          <table:table-cell office:value-type="string">
            <text:p>UC.2.14</text:p>
          </table:table-cell>
          <table:table-cell office:value-type="string">
            <text:p>Selezione del giudizio minimo</text:p>
          </table:table-cell>
          <table:table-cell table:number-columns-repeated="1022"/>
        </table:table-row>
        <table:table-row table:style-name="ro1">
          <table:table-cell office:value-type="string">
            <text:p>UC.2.15</text:p>
          </table:table-cell>
          <table:table-cell office:value-type="string">
            <text:p>Selezione del grado minimo di attinenza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C.3</text:p>
          </table:table-cell>
          <table:table-cell table:style-name="ce4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UC.3.1</text:p>
          </table:table-cell>
          <table:table-cell office:value-type="string">
            <text:p>Attivazione del filtro interessi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UC.3.2</text:p>
          </table:table-cell>
          <table:table-cell office:value-type="string">
            <text:p>Rimozione del filtro interessi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>
            <text:p>Aggiunta di un interesse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>
            <text:p>Cancellazione di un interess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UC.3.3</text:p>
          </table:table-cell>
          <table:table-cell office:value-type="string">
            <text:p>Attivazione del filtro profil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UC.3.4</text:p>
          </table:table-cell>
          <table:table-cell office:value-type="string">
            <text:p>Rimozione del filtro profil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C.4</text:p>
          </table:table-cell>
          <table:table-cell table:style-name="ce4" office:value-type="string">
            <text:p>Consultazione dei risultati della ricerca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Selezione di un contenuto informativo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Consultazione di un contenuto informativo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Visualizzazione del grado di attinenza di un contenuto informativ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4.4</text:p>
          </table:table-cell>
          <table:table-cell office:value-type="string">
            <text:p>Visualizzazione delle entità associate ad un contenuto informativ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4.5</text:p>
          </table:table-cell>
          <table:table-cell office:value-type="string">
            <text:p>Visualizzazione delle proprietà di un contenuto informativo</text:p>
          </table:table-cell>
          <table:table-cell table:number-columns-repeated="1022"/>
        </table:table-row>
        <table:table-row table:style-name="ro1">
          <table:table-cell office:value-type="string">
            <text:p>UC.4.6</text:p>
          </table:table-cell>
          <table:table-cell office:value-type="string">
            <text:p>Visualizzazione delle risposte ad un contenuto informativ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4.7</text:p>
          </table:table-cell>
          <table:table-cell office:value-type="string">
            <text:p>Visualizzazione della scansione temporale de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UC.4.8</text:p>
          </table:table-cell>
          <table:table-cell office:value-type="string">
            <text:p>Regolazione della scala temporale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8" table:default-cell-style-name="ce15"/>
        <table:table-column table:style-name="co9" table:default-cell-style-name="ce24"/>
        <table:table-column table:style-name="co10" table:default-cell-style-name="ce27"/>
        <table:table-column table:style-name="co1" table:number-columns-repeated="1021" table:default-cell-style-name="ce15"/>
        <table:table-row table:style-name="ro1">
          <table:table-cell table:style-name="ce12"/>
          <table:table-cell table:style-name="ce17" office:value-type="string">
            <text:p>Requisiti obbligatori</text:p>
          </table:table-cell>
          <table:table-cell table:style-name="ce25"/>
          <table:table-cell table:style-name="ce12" table:number-columns-repeated="1021"/>
        </table:table-row>
        <table:table-row table:style-name="ro1">
          <table:table-cell table:style-name="ce13" office:value-type="string">
            <text:p>R.1</text:p>
          </table:table-cell>
          <table:table-cell table:style-name="ce18" office:value-type="string">
            <text:p>Il sistema deve permettere l'inserimento di termini di ricerca multipl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</text:p>
          </table:table-cell>
          <table:table-cell table:style-name="ce19" office:value-type="string">
            <text:p>Il sistema dev'essere in grado di riconoscere le etichette inserite</text:p>
          </table:table-cell>
          <table:table-cell table:style-name="ce26" office:value-type="string">
            <text:p>Completamento automatico durante la digitazione | Normalizzazione in PP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3</text:p>
          </table:table-cell>
          <table:table-cell table:style-name="ce19" office:value-type="string">
            <text:p>Il sistema dev'essere in grado di elencare le accezioni di un'etichet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</text:p>
          </table:table-cell>
          <table:table-cell table:style-name="ce19" office:value-type="string">
            <text:p>Il sistema deve permettere di selezionare un'accezione di un'etichetta inseri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</text:p>
          </table:table-cell>
          <table:table-cell table:style-name="ce19" office:value-type="string">
            <text:p>Il sistema deve permettere di restringere l'ambito di ricerca a etichette o fras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6</text:p>
          </table:table-cell>
          <table:table-cell table:style-name="ce19" office:value-type="string">
            <text:p>Il sistema deve mostrare le entità riferite dalle etichette cerca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7</text:p>
          </table:table-cell>
          <table:table-cell table:style-name="ce19" office:value-type="string">
            <text:p>Il sistema deve permettere di visualizzare i padri di un'entità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8</text:p>
          </table:table-cell>
          <table:table-cell table:style-name="ce19" office:value-type="string">
            <text:p>Il sistema deve permettere di visualizzare i figli di un'entità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9</text:p>
          </table:table-cell>
          <table:table-cell table:style-name="ce19" office:value-type="string">
            <text:p>Il sistema deve mostrare le informazioni essenziali di un'entità</text:p>
          </table:table-cell>
          <table:table-cell table:style-name="ce26" office:value-type="string">
            <text:p>Etichetta primaria, tipo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10</text:p>
          </table:table-cell>
          <table:table-cell table:style-name="ce19" office:value-type="string">
            <text:p>Il sistema deve permettere di visualizzare la descrizione di un'entità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1</text:p>
          </table:table-cell>
          <table:table-cell table:style-name="ce19" office:value-type="string">
            <text:p>Il sistema deve permettere di sostituire un'entità con un padr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2</text:p>
          </table:table-cell>
          <table:table-cell table:style-name="ce19" office:value-type="string">
            <text:p>Il sistema deve permettere di sostituire un'entità con un figli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3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Default"/>
          <table:table-cell table:style-name="ce20"/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4</text:p>
          </table:table-cell>
          <table:table-cell table:style-name="ce19" office:value-type="string">
            <text:p>Il sistema dev'essere in grado di aggiornare in tempo reale i risultati della ricerca in accordo alle entità</text:p>
          </table:table-cell>
          <table:table-cell table:style-name="ce26" office:value-type="string">
            <text:p><text:span text:style-name="T1">Tempo reale</text:span> è un'approssimazione per un tempo ragionevolmente breve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15</text:p>
          </table:table-cell>
          <table:table-cell table:style-name="ce19" office:value-type="string">
            <text:p>Il sistema deve visualizzare i contenuti informativi corrispondenti ai criteri di ricerc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6</text:p>
          </table:table-cell>
          <table:table-cell table:style-name="ce19" office:value-type="string">
            <text:p>Il sistema deve mostrare il grado di attinenza di un contenuto informativo rispetto ai criteri di ricerca</text:p>
          </table:table-cell>
          <table:table-cell table:style-name="ce26" office:value-type="string">
            <text:p>Percentuale (etichette assegnate su cercate) [dimensione]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17</text:p>
          </table:table-cell>
          <table:table-cell table:style-name="ce19" office:value-type="string">
            <text:p>Il sistema dev'essere in grado di mostrare le entità assegnate al contenut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8</text:p>
          </table:table-cell>
          <table:table-cell table:style-name="ce19" office:value-type="string">
            <text:p>Il sistema dev'essere in grado di evidenziare quali tra le entità cercate siano assegnate al contenut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19</text:p>
          </table:table-cell>
          <table:table-cell table:style-name="Default" office:value-type="string">
            <text:p>Il sistema deve mostrare le informazioni essenziali di un contenuto informativo</text:p>
          </table:table-cell>
          <table:table-cell table:style-name="ce26" office:value-type="string">
            <text:p>Titolo, autore, data di pubblicazione, [<text:span text:style-name="T2">tipo</text:span><text:span text:style-name="T3">]</text:span>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20</text:p>
          </table:table-cell>
          <table:table-cell table:style-name="ce19" office:value-type="string">
            <text:p>Il sistema deve permettere di visualizzare le informazioni aggiuntive di un contenuto informativo</text:p>
          </table:table-cell>
          <table:table-cell table:style-name="ce26" office:value-type="string">
            <text:p>Argomento, sommario, statistiche (letture, risposte, …)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21</text:p>
          </table:table-cell>
          <table:table-cell table:style-name="ce19" office:value-type="string">
            <text:p>Il sistema deve permettere di selezionare un contenuto informativ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2</text:p>
          </table:table-cell>
          <table:table-cell table:style-name="ce19" office:value-type="string">
            <text:p>Il sistema deve permettere di accedere alla scheda completa del contenuto informativ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3</text:p>
          </table:table-cell>
          <table:table-cell table:style-name="ce19" office:value-type="string">
            <text:p>Il sistema deve mostrare le relazioni esistenti tra i contenuti</text:p>
          </table:table-cell>
          <table:table-cell table:style-name="ce26" office:value-type="string">
            <text:p>Reazioni/risposte ad un contenuto</text:p>
          </table:table-cell>
          <table:table-cell table:style-name="ce14" table:number-columns-repeated="1021"/>
        </table:table-row>
        <table:table-row table:style-name="ro1">
          <table:table-cell table:style-name="Default"/>
          <table:table-cell table:style-name="ce20"/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4</text:p>
          </table:table-cell>
          <table:table-cell table:style-name="ce19" office:value-type="string">
            <text:p>Il sistema deve permettere di applicare dei filtri di raffinamento della ricerc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5</text:p>
          </table:table-cell>
          <table:table-cell table:style-name="ce19" office:value-type="string">
            <text:p>Il sistema deve applicare i filtri sull'insieme di contenuti informativi corrispondenti ai criteri di ricerc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6</text:p>
          </table:table-cell>
          <table:table-cell table:style-name="ce19" office:value-type="string">
            <text:p>Il sistema dev'essere in grado di aggiornare in tempo reale i risultati della ricerca in accordo ai filtri</text:p>
          </table:table-cell>
          <table:table-cell table:style-name="ce26" office:value-type="string">
            <text:p><text:span text:style-name="T1">Tempo reale</text:span> è un'approssimazione per un tempo ragionevolmente breve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27</text:p>
          </table:table-cell>
          <table:table-cell table:style-name="ce19" office:value-type="string">
            <text:p>Il sistema deve permettere di mostrare i soli contenuti pubblicati prima di una certa da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8</text:p>
          </table:table-cell>
          <table:table-cell table:style-name="ce19" office:value-type="string">
            <text:p>Il sistema deve permettere di mostrare i soli contenuti pubblicati oltre una certa da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29</text:p>
          </table:table-cell>
          <table:table-cell table:style-name="ce19" office:value-type="string">
            <text:p>Il sistema deve permettere di mostrare i soli contenuti pubblicati in una certa da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0</text:p>
          </table:table-cell>
          <table:table-cell table:style-name="ce19" office:value-type="string">
            <text:p>Il sistema deve permettere di mostrare i contenuti pubblicati in qualsiasi data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1</text:p>
          </table:table-cell>
          <table:table-cell table:style-name="ce19" office:value-type="string">
            <text:p>Il sistema deve permettere di mostrare i soli contenuti aventi giudizio pari o superiore ad un certo valor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2</text:p>
          </table:table-cell>
          <table:table-cell table:style-name="ce19" office:value-type="string">
            <text:p>Il sistema deve permettere di mostrare i contenuti aventi un giudizio qualsias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3</text:p>
          </table:table-cell>
          <table:table-cell table:style-name="ce19" office:value-type="string">
            <text:p>Il sistema deve permettere di mostrare i soli contenuti aventi un livello di attinenza pari o superiore ad un certo valor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4</text:p>
          </table:table-cell>
          <table:table-cell table:style-name="ce21" office:value-type="string">
            <text:p>Il sistema deve permettere di mostrare i contenuti aventi un livello di attinenza qualsias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5</text:p>
          </table:table-cell>
          <table:table-cell table:style-name="ce19" office:value-type="string">
            <text:p>Il sistema deve permettere di mostrare i contenuti di uno o più tip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6</text:p>
          </table:table-cell>
          <table:table-cell table:style-name="ce19" office:value-type="string">
            <text:p>Il sistema deve permettere di nascondere i contenuti di uno o più tip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7</text:p>
          </table:table-cell>
          <table:table-cell table:style-name="ce21" office:value-type="string">
            <text:p>Il sistema deve permettere di mostrare tutti i tipi di contenut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8</text:p>
          </table:table-cell>
          <table:table-cell table:style-name="ce19" office:value-type="string">
            <text:p>Il sistema deve permettere di mostrare i contenuti pubblicati da uno o più utenti specific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39</text:p>
          </table:table-cell>
          <table:table-cell table:style-name="ce19" office:value-type="string">
            <text:p>Il sistema deve permettere di nascondere i contenuti pubblicati da uno o più utenti specific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0</text:p>
          </table:table-cell>
          <table:table-cell table:style-name="ce19" office:value-type="string">
            <text:p>Il sistema deve permettere di mostrare i contenuti pubblicati da qualsiasi uten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1</text:p>
          </table:table-cell>
          <table:table-cell table:style-name="ce19" office:value-type="string">
            <text:p>Il sistema deve permettere di mostrare i contenuti relativi ad uno o più argoment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2</text:p>
          </table:table-cell>
          <table:table-cell table:style-name="ce19" office:value-type="string">
            <text:p>Il sistema deve permettere di nascondere i contenuti relativi ad uno o più argoment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3</text:p>
          </table:table-cell>
          <table:table-cell table:style-name="ce19" office:value-type="string">
            <text:p>Il sistema deve permettere di mostrare i contenuti relativi a qualsiasi argoment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4</text:p>
          </table:table-cell>
          <table:table-cell table:style-name="ce19" office:value-type="string">
            <text:p>Il sistema deve permettere di mostrare i contenuti cui siano associate una o più intenzion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5</text:p>
          </table:table-cell>
          <table:table-cell table:style-name="ce19" office:value-type="string">
            <text:p>Il sistema deve permettere di nascondere i contenuti cui siano associate una o più intenzion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6</text:p>
          </table:table-cell>
          <table:table-cell table:style-name="ce19" office:value-type="string">
            <text:p>Il sistema deve permettere di mostrare i contenuti cui sia associata una qualsiasi intenzion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7</text:p>
          </table:table-cell>
          <table:table-cell table:style-name="ce19" office:value-type="string">
            <text:p>Il sistema deve permettere di mostrare i contenuti cui siano associate una o più emozion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8</text:p>
          </table:table-cell>
          <table:table-cell table:style-name="ce19" office:value-type="string">
            <text:p>Il sistema deve permettere di nascondere i contenuti cui siano associate una o più emozion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49</text:p>
          </table:table-cell>
          <table:table-cell table:style-name="ce21" office:value-type="string">
            <text:p>Il sistema deve permettere di mostrare i contenuti cui sia associata una qualsiasi emozion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Default"/>
          <table:table-cell table:style-name="ce20"/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0</text:p>
          </table:table-cell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1</text:p>
          </table:table-cell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2</text:p>
          </table:table-cell>
          <table:table-cell table:style-name="ce22" office:value-type="string">
            <text:p>Il sistema deve consentire di abilitare il filtro dei risultati di ricerca basato sugli interessi dell'uten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3</text:p>
          </table:table-cell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4</text:p>
          </table:table-cell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5</text:p>
          </table:table-cell>
          <table:table-cell table:style-name="ce22" office:value-type="string">
            <text:p>Il sistema deve consentire di abilitare il filtro dei risultati di ricerca basato sul profilo di esperienza dell'utent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Default"/>
          <table:table-cell table:style-name="ce20"/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6</text:p>
          </table:table-cell>
          <table:table-cell table:style-name="ce22" office:value-type="string">
            <text:p>Il sistema deve permettere di visualizzare separatamente la discussione generata da un contenuto informativo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7</text:p>
          </table:table-cell>
          <table:table-cell table:style-name="ce22" office:value-type="string">
            <text:p>Il sistema deve evidenziare i contenuti informativi della discussione non attinenti ai criteri di ricerca</text:p>
          </table:table-cell>
          <table:table-cell table:style-name="ce26" office:value-type="string">
            <text:p>Archi entranti e uscenti o contenuto rappresentati diversamente</text:p>
          </table:table-cell>
          <table:table-cell table:style-name="ce14" table:number-columns-repeated="1021"/>
        </table:table-row>
        <table:table-row table:style-name="ro1">
          <table:table-cell table:style-name="ce13" office:value-type="string">
            <text:p>R.58</text:p>
          </table:table-cell>
          <table:table-cell table:style-name="ce22" office:value-type="string">
            <text:p>Il sistema deve collocare i contenuti in un piano temporale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59</text:p>
          </table:table-cell>
          <table:table-cell table:style-name="ce22" office:value-type="string">
            <text:p>Il sistema deve regolare automaticamente la scala temporale in base alle date di pubblicazione dei contenuti informativ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3" office:value-type="string">
            <text:p>R.60</text:p>
          </table:table-cell>
          <table:table-cell table:style-name="ce22" office:value-type="string">
            <text:p>Il sistema deve permettere di regolare la scala temporale</text:p>
          </table:table-cell>
          <table:table-cell table:style-name="ce26" office:value-type="string">
            <text:p>Giorno, settimana, mese, …</text:p>
          </table:table-cell>
          <table:table-cell table:style-name="ce14" table:number-columns-repeated="1021"/>
        </table:table-row>
        <table:table-row table:style-name="ro1">
          <table:table-cell table:style-name="ce14"/>
          <table:table-cell table:style-name="ce17" office:value-type="string">
            <text:p>Requisiti desiderabili</text:p>
          </table:table-cell>
          <table:table-cell table:style-name="ce26"/>
          <table:table-cell table:style-name="ce14" table:number-columns-repeated="1021"/>
        </table:table-row>
        <table:table-row table:style-name="ro1">
          <table:table-cell table:style-name="ce14"/>
          <table:table-cell table:style-name="Default" office:value-type="string">
            <text:p>Il sistema deve consentire all'utente di mostrare i soli contenuti informativi relativi ad uno o più interessi</text:p>
          </table:table-cell>
          <table:table-cell table:style-name="Default"/>
          <table:table-cell table:style-name="ce14" table:number-columns-repeated="1021"/>
        </table:table-row>
        <table:table-row table:style-name="ro1">
          <table:table-cell table:style-name="ce14"/>
          <table:table-cell table:style-name="ce22" office:value-type="string">
            <text:p>Il sistema deve consentire all'utente di nascondere i contenuti informativi relativi ad uno o più interessi</text:p>
          </table:table-cell>
          <table:table-cell table:style-name="Default"/>
          <table:table-cell table:style-name="ce14" table:number-columns-repeated="1021"/>
        </table:table-row>
        <table:table-row table:style-name="ro2">
          <table:table-cell table:style-name="ce14" office:value-type="string">
            <text:p>P</text:p>
          </table:table-cell>
          <table:table-cell table:style-name="ce23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</table:table-cell>
          <table:table-cell table:style-name="ce14" table:number-columns-repeated="1021"/>
        </table:table-row>
        <table:table-row table:style-name="ro2">
          <table:table-cell table:style-name="ce14" office:value-type="string">
            <text:p>P</text:p>
          </table:table-cell>
          <table:table-cell table:style-name="ce23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style-name="ce14" table:number-columns-repeated="1021"/>
        </table:table-row>
        <table:table-row table:style-name="ro2">
          <table:table-cell table:style-name="ce14" office:value-type="string">
            <text:p>P</text:p>
          </table:table-cell>
          <table:table-cell table:style-name="ce23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/>
          <table:table-cell table:style-name="ce14" table:number-columns-repeated="1021"/>
        </table:table-row>
        <table:table-row table:style-name="ro2">
          <table:table-cell table:style-name="ce14" office:value-type="string">
            <text:p>P</text:p>
          </table:table-cell>
          <table:table-cell table:style-name="ce23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/>
          <table:table-cell table:style-name="ce14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14"/>
          <table:table-cell table:style-name="ce19"/>
          <table:table-cell table:style-name="ce26"/>
          <table:table-cell table:style-name="ce14" table:number-columns-repeated="1021"/>
        </table:table-row>
        <table:table-row table:style-name="ro1">
          <table:table-cell table:style-name="ce14" office:value-type="string">
            <text:p>P</text:p>
          </table:table-cell>
          <table:table-cell table:style-name="ce19" office:value-type="string">
            <text:p>Concetti di progettazione</text:p>
          </table:table-cell>
          <table:table-cell table:style-name="ce26"/>
          <table:table-cell table:style-name="ce14" table:number-columns-repeated="1021"/>
        </table:table-row>
        <table:table-row table:style-name="ro1" table:number-rows-repeated="2">
          <table:table-cell table:style-name="ce14"/>
          <table:table-cell table:style-name="ce19"/>
          <table:table-cell table:style-name="ce26"/>
          <table:table-cell table:style-name="ce14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16"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ciamento" table:style-name="ta1">
        <table:table-column table:style-name="co11" table:default-cell-style-name="Default"/>
        <table:table-column table:style-name="co12" table:number-columns-repeated="10" table:default-cell-style-name="ce7"/>
        <table:table-column table:style-name="co13" table:default-cell-style-name="ce7"/>
        <table:table-column table:style-name="co12" table:number-columns-repeated="9" table:default-cell-style-name="ce7"/>
        <table:table-column table:style-name="co14" table:number-columns-repeated="6" table:default-cell-style-name="ce7"/>
        <table:table-column table:style-name="co13" table:default-cell-style-name="ce7"/>
        <table:table-column table:style-name="co12" table:number-columns-repeated="4" table:default-cell-style-name="ce7"/>
        <table:table-column table:style-name="co13" table:default-cell-style-name="ce7"/>
        <table:table-column table:style-name="co12" table:number-columns-repeated="8" table:default-cell-style-name="ce7"/>
        <table:table-row table:style-name="ro1">
          <table:table-cell/>
          <table:table-cell table:style-name="ce29" office:value-type="string">
            <text:p>UC.1</text:p>
          </table:table-cell>
          <table:table-cell table:style-name="ce29" office:value-type="string">
            <text:p>UC.1.1</text:p>
          </table:table-cell>
          <table:table-cell table:style-name="ce29" office:value-type="string">
            <text:p>UC.1.2</text:p>
          </table:table-cell>
          <table:table-cell table:style-name="ce29" office:value-type="string">
            <text:p>UC.1.3</text:p>
          </table:table-cell>
          <table:table-cell table:style-name="ce29" office:value-type="string">
            <text:p>UC.1.4</text:p>
          </table:table-cell>
          <table:table-cell table:style-name="ce29" office:value-type="string">
            <text:p>UC.1.5</text:p>
          </table:table-cell>
          <table:table-cell table:style-name="ce29" office:value-type="string">
            <text:p>UC.1.6</text:p>
          </table:table-cell>
          <table:table-cell table:style-name="ce29" office:value-type="string">
            <text:p>UC.1.7</text:p>
          </table:table-cell>
          <table:table-cell table:style-name="ce29" office:value-type="string">
            <text:p>UC.1.8</text:p>
          </table:table-cell>
          <table:table-cell table:style-name="ce29" office:value-type="string">
            <text:p>UC.1.9</text:p>
          </table:table-cell>
          <table:table-cell table:style-name="ce29" office:value-type="string">
            <text:p>UC.2</text:p>
          </table:table-cell>
          <table:table-cell table:style-name="ce29" office:value-type="string">
            <text:p>UC.2.1</text:p>
          </table:table-cell>
          <table:table-cell table:style-name="ce29" office:value-type="string">
            <text:p>UC.2.2</text:p>
          </table:table-cell>
          <table:table-cell table:style-name="ce29" office:value-type="string">
            <text:p>UC.2.3</text:p>
          </table:table-cell>
          <table:table-cell table:style-name="ce29" office:value-type="string">
            <text:p>UC.2.4</text:p>
          </table:table-cell>
          <table:table-cell table:style-name="ce29" office:value-type="string">
            <text:p>UC.2.5</text:p>
          </table:table-cell>
          <table:table-cell table:style-name="ce29" office:value-type="string">
            <text:p>UC.2.6</text:p>
          </table:table-cell>
          <table:table-cell table:style-name="ce29" office:value-type="string">
            <text:p>UC.2.7</text:p>
          </table:table-cell>
          <table:table-cell table:style-name="ce29" office:value-type="string">
            <text:p>UC.2.8</text:p>
          </table:table-cell>
          <table:table-cell table:style-name="ce29" office:value-type="string">
            <text:p>UC.2.9</text:p>
          </table:table-cell>
          <table:table-cell table:style-name="ce29" office:value-type="string">
            <text:p>UC.2.10</text:p>
          </table:table-cell>
          <table:table-cell table:style-name="ce29" office:value-type="string">
            <text:p>UC.2.11</text:p>
          </table:table-cell>
          <table:table-cell table:style-name="ce29" office:value-type="string">
            <text:p>UC.2.12</text:p>
          </table:table-cell>
          <table:table-cell table:style-name="ce29" office:value-type="string">
            <text:p>UC.2.13</text:p>
          </table:table-cell>
          <table:table-cell table:style-name="ce29" office:value-type="string">
            <text:p>UC.2.14</text:p>
          </table:table-cell>
          <table:table-cell table:style-name="ce29" office:value-type="string">
            <text:p>UC.2.15</text:p>
          </table:table-cell>
          <table:table-cell table:style-name="ce29" office:value-type="string">
            <text:p>UC.3</text:p>
          </table:table-cell>
          <table:table-cell table:style-name="ce29" office:value-type="string">
            <text:p>UC.3.1</text:p>
          </table:table-cell>
          <table:table-cell table:style-name="ce29" office:value-type="string">
            <text:p>UC.3.2</text:p>
          </table:table-cell>
          <table:table-cell table:style-name="ce29" office:value-type="string">
            <text:p>UC.3.3</text:p>
          </table:table-cell>
          <table:table-cell table:style-name="ce29" office:value-type="string">
            <text:p>UC.3.4</text:p>
          </table:table-cell>
          <table:table-cell table:style-name="ce29" office:value-type="string">
            <text:p>UC.4</text:p>
          </table:table-cell>
          <table:table-cell table:style-name="ce29" office:value-type="string">
            <text:p>UC.4.1</text:p>
          </table:table-cell>
          <table:table-cell table:style-name="ce29" office:value-type="string">
            <text:p>UC.4.2</text:p>
          </table:table-cell>
          <table:table-cell table:style-name="ce29" office:value-type="string">
            <text:p>UC.4.3</text:p>
          </table:table-cell>
          <table:table-cell table:style-name="ce29" office:value-type="string">
            <text:p>UC.4.4</text:p>
          </table:table-cell>
          <table:table-cell table:style-name="ce29" office:value-type="string">
            <text:p>UC.4.5</text:p>
          </table:table-cell>
          <table:table-cell table:style-name="ce29" office:value-type="string">
            <text:p>UC.4.6</text:p>
          </table:table-cell>
          <table:table-cell table:style-name="ce29" office:value-type="string">
            <text:p>UC.4.7</text:p>
          </table:table-cell>
          <table:table-cell table:style-name="ce29" office:value-type="string">
            <text:p>UC.4.8</text:p>
          </table:table-cell>
        </table:table-row>
        <table:table-row table:style-name="ro1">
          <table:table-cell table:style-name="ce28" office:value-type="string">
            <text:p>R.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0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1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0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2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0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3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0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4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0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1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2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3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4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5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6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7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8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59</text:p>
          </table:table-cell>
          <table:table-cell table:style-name="ce30"/>
          <table:table-cell table:number-columns-repeated="39"/>
        </table:table-row>
        <table:table-row table:style-name="ro1">
          <table:table-cell table:style-name="ce28" office:value-type="string">
            <text:p>R.60</text:p>
          </table:table-cell>
          <table:table-cell table:style-name="ce30"/>
          <table:table-cell table:number-columns-repeated="39"/>
        </table:table-row>
        <table:table-row table:style-name="ro1" table:number-rows-repeated="40">
          <table:table-cell/>
          <table:table-cell table:style-name="ce31"/>
          <table:table-cell table:number-columns-repeated="39"/>
        </table:table-row>
        <table:table-row table:style-name="ro1" table:number-rows-repeated="1048474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 style:data-style-name="N2" text:time-value="0000-00-00T14:30:40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0T18:52:25</dc:date>
    <meta:editing-duration>PT13H9M2S</meta:editing-duration>
    <meta:editing-cycles>229</meta:editing-cycles>
    <meta:generator>LibreOffice/3.6$Linux_X86_64 LibreOffice_project/360m1$Build-102</meta:generator>
    <dc:creator>Nicola </dc:creator>
    <meta:document-statistic meta:table-count="4" meta:cell-count="345" meta:object-count="0"/>
  </office:meta>
</office:document-meta>
</file>